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aea" officeooo:paragraph-rsid="0004da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matplotlib.pyplot as plt</text:p>
      <text:p text:style-name="P1">import seaborn as sns</text:p>
      <text:p text:style-name="P1">color = sns.color_palette()</text:p>
      <text:p text:style-name="P1"/>
      <text:p text:style-name="P1"/>
      <text:p text:style-name="P1">seleccionar por alguna causa</text:p>
      <text:p text:style-name="P1"/>
      <text:p text:style-name="P1">selectdata = dataCombinate[dataCombinate['C_BAS1']=='X954']</text:p>
      <text:p text:style-name="P1"/>
      <text:p text:style-name="P1">##croostab entre causa y sexo</text:p>
      <text:p text:style-name="P1">#ctZona = pd.crosstab(data['C_BAS1'],data['AREA_RES'])</text:p>
      <text:p text:style-name="P1"/>
      <text:p text:style-name="P1">#</text:p>
      <text:p text:style-name="P1">#data['AREA_RES'] = data['AREA_RES'].replace(' ','999')</text:p>
      <text:p text:style-name="P1">#</text:p>
      <text:p text:style-name="P1"/>
      <text:p text:style-name="P1"/>
      <text:p text:style-name="P1">#data['COD_MUNIC'].unique()</text:p>
      <text:p text:style-name="P1">#</text:p>
      <text:p text:style-name="P1">##causas segunpromedio del grupo de edad</text:p>
      <text:p text:style-name="P1">#pomedioCausa = data[['C_BAS1','GRU_ED1']].groupby(['C_BAS1'],as_index=False).mean()</text:p>
      <text:p text:style-name="P1"/>
      <text:p text:style-name="P1">#plt.figure(figsize=(12,6))</text:p>
      <text:p text:style-name="P1">#sns.barplot(municipiosCausas.index, municipiosCausas.values, alpha=0.8, color=color[1])</text:p>
      <text:p text:style-name="P1">#plt.xticks(rotation='vertical')</text:p>
      <text:p text:style-name="P1">#plt.xlabel('Departamento de registro de las defunciones', fontsize=12)</text:p>
      <text:p text:style-name="P1">#plt.ylabel('Numero de defunciones', fontsize=12)</text:p>
      <text:p text:style-name="P1">#plt.title("defunciones segun departamento", fontsize=16)</text:p>
      <text:p text:style-name="P1">#plt.show()</text:p>
      <text:p text:style-name="P1"/>
      <text:p text:style-name="P1">#grouped_df = data.groupby(["C_BAS1", "SEXO"])["AREA_RES"].aggregate("count").reset_index()</text:p>
      <text:p text:style-name="P1">#</text:p>
      <text:p text:style-name="P1">##tabla pivote de sexo por causa basica</text:p>
      <text:p text:style-name="P1">#grouped_df = grouped_df.pivot('C_BAS1', 'SEXO', 'AREA_RES')</text:p>
      <text:p text:style-name="P1">#</text:p>
      <text:p text:style-name="P1">#plt.figure(figsize=(10,10))</text:p>
      <text:p text:style-name="P1">#temp_series = data['C_BAS1'].value_counts()</text:p>
      <text:p text:style-name="P1">#labels = (np.array(temp_series.index))</text:p>
      <text:p text:style-name="P1">#sizes = (np.array((temp_series / temp_series.sum())*100))</text:p>
      <text:p text:style-name="P1">#plt.pie(sizes, labels=labels, </text:p>
      <text:p text:style-name="P1"># <text:s text:c="7"/>autopct='%1.1f%%', startangle=200)</text:p>
      <text:p text:style-name="P1">#plt.title("Causa basica distribucion", fontsize=15)</text:p>
      <text:p text:style-name="P1">#plt.show()</text:p>
      <text:p text:style-name="P1">#</text:p>
      <text:p text:style-name="P1"/>
      <text:p text:style-name="P1">#print(data.groupby(["C_BAS1", "SEXO"], as_index=False).count())</text:p>
      <text:p text:style-name="P1">##muy buena tabla agrypada y con valores de conteo</text:p>
      <text:p text:style-name="P1">ddatosxsexo =dataCombinate.groupby('C_BAS1')['SEXO'].value_counts().unstack().fillna(0)</text:p>
      <text:p text:style-name="P1"/>
      <text:p text:style-name="P1"><text:soft-page-break/>Fusionar dos archvios segun indice</text:p>
      <text:p text:style-name="P1">datosUNidos = pd.merge(datosUNidos, data2, on =['ORGANIZACIÓN'])</text:p>
      <text:p text:style-name="P1"/>
      <text:p text:style-name="P1">separa una columna segun un parameto</text:p>
      <text:p text:style-name="P1">telefonos = juntasAccion['TELEFONO ORGANIZACIÓN'].str.split('-',expand = True)</text:p>
      <text:p text:style-name="P1"/>
      <text:p text:style-name="P1"/>
      <text:p text:style-name="P1">fusionar segun indice</text:p>
      <text:p text:style-name="P1"/>
      <text:p text:style-name="P1">fusion = <text:s/>pd.concat([juntasAccion, telefonos], axis = 1)</text:p>
      <text:p text:style-name="P1"/>
      <text:p text:style-name="P1"/>
      <text:p text:style-name="P1">comunas = {'1 - POPULAR':'1',</text:p>
      <text:p text:style-name="P1"><text:s text:c="11"/>'2 - SANTA CRUZ':'2',</text:p>
      <text:p text:style-name="P1"><text:s text:c="11"/>'3 - MANRIQUE':'3',</text:p>
      <text:p text:style-name="P1"><text:s text:c="11"/>'4 - ARANJUEZ':'4',</text:p>
      <text:p text:style-name="P1"><text:s text:c="11"/>'5 - <text:s/>CASTILLA':'5',</text:p>
      <text:p text:style-name="P1"><text:s text:c="11"/>'6 - DOCE DE OCTUBRE':'6',</text:p>
      <text:p text:style-name="P1"><text:s text:c="11"/>'7 - ROBLEDO':'7',</text:p>
      <text:p text:style-name="P1"><text:s text:c="11"/>'8 - VILLA HERMOSA':'8',</text:p>
      <text:p text:style-name="P1"><text:s text:c="11"/>'9 - BUENOS AIRES':'9',</text:p>
      <text:p text:style-name="P1"><text:s text:c="11"/>'10 - LA CANDELARIA':'10',</text:p>
      <text:p text:style-name="P1"><text:s text:c="11"/>'11 - LURELES ESTADIO':'11',</text:p>
      <text:p text:style-name="P1"><text:s text:c="11"/>'12 - LA AMERICA':'12',</text:p>
      <text:p text:style-name="P1"><text:s text:c="11"/>'13 - SAN JAVIER':'13',</text:p>
      <text:p text:style-name="P1"><text:s text:c="11"/>'14 <text:s/>- POBLADO':'14',</text:p>
      <text:p text:style-name="P1"><text:s text:c="11"/>'15 - GUAYABAL':'15',</text:p>
      <text:p text:style-name="P1"><text:s text:c="11"/>'16 - BELÉN':'16',</text:p>
      <text:p text:style-name="P1"><text:s text:c="11"/>'50 - PALMITAS':'50',</text:p>
      <text:p text:style-name="P1"><text:s text:c="11"/>'60 - SAN CRISTOBAL':'60',</text:p>
      <text:p text:style-name="P1"><text:s text:c="11"/>'70 - ALTAVISTA':'70',</text:p>
      <text:p text:style-name="P1"><text:s text:c="11"/>'80 - SAN ANTONIO DE PRADO':'80',</text:p>
      <text:p text:style-name="P1"><text:s text:c="11"/>'90 - SANTA ELENA':'90'}</text:p>
      <text:p text:style-name="P1"/>
      <text:p text:style-name="P1"/>
      <text:p text:style-name="P1">fusion['COMUNA'] = fusion['COMUNA'].replace(comunas)</text:p>
      <text:p text:style-name="P1"/>
      <text:p text:style-name="P1"/>
      <text:p text:style-name="P1"># pasar un dataframea ecel</text:p>
      <text:p text:style-name="P1"/>
      <text:p text:style-name="P1">from pandas import ExcelWriter</text:p>
      <text:p text:style-name="P1"/>
      <text:p text:style-name="P1">writer = ExcelWriter('dataMigracion/jacInsert.xlsx')</text:p>
      <text:p text:style-name="P1">fusion.to_excel(writer)</text:p>
      <text:p text:style-name="P1">writer.save(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6:40.737827055</meta:creation-date>
    <dc:date>2017-10-24T13:58:01.502290328</dc:date>
    <meta:editing-duration>PT1M22S</meta:editing-duration>
    <meta:editing-cycles>1</meta:editing-cycles>
    <meta:document-statistic meta:table-count="0" meta:image-count="0" meta:object-count="0" meta:page-count="2" meta:paragraph-count="71" meta:word-count="249" meta:character-count="2683" meta:non-whitespace-character-count="2274"/>
    <meta:generator>LibreOffice/5.1.6.2$Linux_X86_64 LibreOffice_project/10m0$Build-2</meta:generator>
  </office:meta>
</office:document-meta>
</file>